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9.10.31 11:06   |   </text:span><text:a xlink:type="simple" xlink:href="http://palinfo.habago.org/Entry?Command=Information_PrintForum&amp;iPage=1#FORUM38040"><text:span text:style-name="T2">#</text:span></text:a></text:p>
      <text:p text:style-name="P2"><text:span text:style-name="T1">卡韓政變 (191)：普通常識為何如此不普通？</text:span><text:span text:style-name="T3"><text:line-break/><text:line-break/></text:span><text:span text:style-name="T1">陳真 2019.10. 31.</text:span><text:span text:style-name="T3"><text:line-break/><text:line-break/><text:line-break/></text:span><text:span text:style-name="T1">差不多25年前，也就是1994-1995年左右。有一天，途經某家郵局，看到十幾個像流氓那樣的人，開著一輛民進黨的宣傳車(我那時已經退黨)，在某家郵局面前，把擴音器開到最大音量，高聲叫罵一些固定台詞，例如 "咱台灣郎、伊外省郎如何如何" 之類，一邊叫罵三字經，一邊丟雞蛋，郵局嚇得把整個鐵門拉下來，停止營業。帶頭者我認識，不但認識，而且曾經是負責整我的一個國民黨特務。但是，這混蛋搖身一變，居然變成民進黨戰將。</text:span><text:span text:style-name="T3"><text:line-break/><text:line-break/></text:span><text:span text:style-name="T1">我在那個圈子許多年，對於這類選舉伎倆，向來非常反感，厭惡到極點。但是，這類講究衝撞抗爭、展現 "勇敢的台灣人精神" 之選舉伎倆向來卻十分有效。果然，這個由藍轉綠的國民黨特務，後來就代表民進黨，當選了中央民意代表。</text:span><text:span text:style-name="T3"><text:line-break/><text:line-break/></text:span><text:span text:style-name="T1">民進黨這樣一種文化，歷久彌新，花樣層出不窮，至今依舊有效。比方說，時序進入九零年代，隨著政治開放，各種所謂社運早已全面變質，成為黨的附隨組織，變成一種個人政治權位的晉身階與敲門磚；執行方法類似，強調為國為民，強調所謂理想，然後抗爭，唱高調，包圍這個，包圍那個，然後知名度有了，就投入選舉或成為黨工，宣稱說是為了人民決定做出更大的犧牲奉獻，宣稱 "台灣不能輸"，捨我其誰，我不入地獄，誰入地獄。</text:span><text:span text:style-name="T3"><text:line-break/><text:line-break/></text:span><text:span text:style-name="T1">總之就是抓緊各種曝光機會，最好能成為政治或 "社運" 明星，然後就是權位在握，吃香喝辣，上下其手，雞犬昇天，一家都是董事長，一家都是民意代表，一家都是大官小官。然後呢，然後就是把所有過去自己所批評的一切醜陋行徑，全部變本加厲做一遍，或是把過去自己所要求的各種理想，以一種更惡劣更卑鄙的方式一一糟蹋一遍。為什麼呢？因為 "台灣不能輸"，因為萬惡的共匪隨時要傷害我們，因為台灣要獨立。</text:span><text:span text:style-name="T3"><text:line-break/><text:line-break/></text:span><text:span text:style-name="T1">台灣的政治表面上好像很複雜，其實不然，就跟好萊塢電影一樣，演來演去全是套公式，什麼時候該哭該笑、該吶喊該抗爭，全有著一番固定套路。而且，吃喝路徑往往採師徒制，只要跟對了師父，很快就能輪到你當董事長，輪到你上台救國救民愛台灣。想不到，原來抗爭也能有錢賺。</text:span><text:span text:style-name="T3"><text:line-break/><text:line-break/></text:span><text:span text:style-name="T1">底下這個視頻我曾經貼過：</text:span><text:span text:style-name="T3"><text:line-break/><text:line-break/></text:span><text:span text:style-name="T1">https://bit.ly/2VCDi3x</text:span><text:span text:style-name="T3"><text:line-break/><text:line-break/></text:span><text:span text:style-name="T1">這個美國人講得很對，香港那樣一種暴動，倘若發生在美國，肯定會使用 "幾萬倍以上的武力"，"射出幾千倍以上的子彈"，不知道要打死多少條人命。但是，異常溫和的港警，卻反而被世界主流媒體給抹黑成魔鬼惡警似的，甚至連 "反人道戰爭罪行" 的指控都有，非常荒唐。</text:span><text:span text:style-name="T3"><text:line-break/><text:line-break/></text:span><text:span text:style-name="T1">在台灣，荒謬行徑更是青出於藍，只要是 "自己人"，隨便你怎麼搞都行，不但無罪，說不定還有錢賺，而且會把你宣傳成民主鬥士、民族英雄，培植成 "政治明星"，說你是 "社運領袖"。可是，如果抗議者是異己，那你最好就皮繃緊一點，人渣黨總是會想方設法整你。這就是台灣的所謂民主法治。</text:span><text:span text:style-name="T3"><text:line-break/><text:line-break/></text:span><text:span text:style-name="T1">我並不是現在才明白這些無恥的政治套路，而是將近三十年前就明白了。明白它，其實一點都不難，畢竟它不是什麼不為外人所知的秘密陰謀，而是不斷就是公然一直都這麼幹的陽謀。人們之所以很難明白，也許是因為他其實根本不在乎。如果你真的在乎一個東西，你很快就能明白一切清清楚楚呈現在你眼前的每件事情。</text:span><text:span text:style-name="T3"><text:line-break/><text:line-break/></text:span><text:span text:style-name="T1">這裏有一段視頻，強烈推薦，拜託花個十分鐘把它看完：</text:span><text:span text:style-name="T3"><text:line-break/><text:line-break/></text:span><text:span text:style-name="T1">https://bit.ly/34fzSXj</text:span><text:span text:style-name="T3"><text:line-break/><text:line-break/></text:span><text:span text:style-name="T1">火鍋大王並沒有說出什麼特別或不可思議的事，事實上他講的全是普通常識，但卻顯得如此不普通而幾乎不為人所知。</text:span><text:span text:style-name="T3"><text:line-break/><text:line-break/></text:span><text:span text:style-name="T1">在這視頻中，你可以看看比方說所謂老牌民主自由國家--英國，是怎麼個民主自由法，是如何壓制言論，是如何殘民以逞、是如何把其他族群當芻狗。另外可參見我寫的這篇：</text:span><text:span text:style-name="T3"><text:line-break/><text:line-break/></text:span><text:span text:style-name="T1">https://bit.ly/2JBV5ms</text:span><text:span text:style-name="T3"><text:line-break/><text:line-break/></text:span><text:span text:style-name="T1">理解這些常識有什麼難？需要什麼智商？人們之所以對於常識如此陌生或誤解之深，也許是因為他其實並不是真的在乎這一切。</text:span><text:span text:style-name="T3"><text:line-break/><text:line-break/></text:span><text:span text:style-name="T1">==============</text:span><text:span text:style-name="T3"><text:line-break/></text:span><text:span text:style-name="T1">太陽花學運國賠案 14人獲賠逾百萬 警界喊不服</text:span><text:span text:style-name="T3"><text:line-break/><text:line-break/></text:span><text:span text:style-name="T1">2019年10月31日</text:span><text:span text:style-name="T3"><text:line-break/><text:line-break/></text:span><text:span text:style-name="T1">中國時報【王己由、陳鴻偉、林偉信、張穎齊、張理國╱台北報導】</text:span><text:span text:style-name="T3"><text:line-break/><text:line-break/></text:span><text:span text:style-name="T1">5年多前太陽花學運期間，群眾占領行政院衍生324驅離案，前立委周倪安等29人前年提出國賠訴訟，要求台北市政府和台北市警局賠償838萬多元。台北地院審理後，法官認為警察帶警械執行驅離勤務合法，但造成民眾受傷，手段違反比例原則，昨判決北市警局賠償周倪安等14人111萬1570元；另15人國賠求償駁回。</text:span><text:span text:style-name="T3"><text:line-break/><text:line-break/></text:span><text:span text:style-name="T1">警界喊不服，基層警嗆，下次請法官一起上街執勤。</text:span><text:span text:style-name="T3"><text:line-break/><text:line-break/></text:span><text:span text:style-name="T1">多名法界人士則感嘆，太陽花學運浪費許多社會資源，成就特定的「政治明星」，如今國家又要為當年闖立法院的抗議者負擔精神慰撫金及醫藥費用，這樣的司法判決如何讓庶民信服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